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08_07-46-0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0-08_01-31-0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10-08_15-31-01_000.jpg</text:p>
          </table:table-cell>
          <table:table-cell table:style-name="ce27" office:value-type="string">
            <text:p>:m 記録 (VIDEO) / 身体 / 全身像 / 顔 / 様子 / time=夜；occasion=楽器演奏したあと（篠笛）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記録 (VIDEO) / 身体 / 全身像 / 顔 / 様子 / time=夜；occasion=楽器演奏したあと（篠笛）,other=~">
            <text:p>:m 記録 (VIDEO) / 身体 / 全身像 / 顔 / 様子 / time=夜；occasion=楽器演奏したあと（篠笛）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9" office:value-type="string">
            <text:p>2022-10-08_13-16-0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9" office:value-type="string">
            <text:p>2022-10-08_00-54-25_000.jpg</text:p>
          </table:table-cell>
          <table:table-cell table:style-name="ce27" office:value-type="string">
            <text:p>:PHOTO 記録 / @台所 / 電池交換 / target=ランタン：就寝時用（常夜灯） / period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 / @台所 / 電池交換 / target=ランタン：就寝時用（常夜灯） / period=~">
            <text:p>:PHOTO 記録 / @台所 / 電池交換 / target=ランタン：就寝時用（常夜灯） / period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2-10-08_15-31-06_000.jpg</text:p>
          </table:table-cell>
          <table:table-cell table:style-name="ce27" office:value-type="string">
            <text:p>:m :篠笛,shinobue #*# / session-memo:session-2 / p.1:genre=melody,for=~,key=~,notes=~,R=1(?:page-2か？),file-id=~,piece-id=~,tempo=~,session=~,other=~,musescore=~ \\\ p.2:genre=melody,for=~,key=~,notes=~,R=~,file-id=~,piece-id=~,tempo=~,session=~,other=~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篠笛,shinobue #*# / session-memo:session-2 / p.1:genre=melody,for=~,key=~,notes=~,R=1(?:page-2か？),file-id=~,piece-id=~,tempo=~,session=~,other=~,musescore=~ \\\ p.2:genre=melody,for=~,key=~,notes=~,R=~,file-id=~,piece-id=~,tempo=~,session=~,other=~,musescore=~">
            <text:p>:m :篠笛,shinobue #*# / session-memo:session-2 / p.1:genre=melody,for=~,key=~,notes=~,R=1(?:page-2か？),file-id=~,piece-id=~,tempo=~,session=~,other=~,musescore=~ \\\ p.2:genre=melody,for=~,key=~,notes=~,R=~,file-id=~,piece-id=~,tempo=~,session=~,other=~,musescore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10-08_17-01-07_000.jpg</text:p>
          </table:table-cell>
          <table:table-cell table:style-name="ce27" office:value-type="string">
            <text:p>:m #*# RES / JVEMV6 64#193_shimada_ekibyoo / 『疫病vs神』 著者=島田ひろみ,校注=~ / p.56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#*# RES / JVEMV6 64#193_shimada_ekibyoo / 『疫病vs神』 著者=島田ひろみ,校注=~ / p.56 / w=~,topic=~,publisher=~,other=~">
            <text:p>:m #*# RES / JVEMV6 64#193_shimada_ekibyoo / 『疫病vs神』 著者=島田ひろみ,校注=~ / p.56 / w=~,topic=~,publishe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9" office:value-type="string">
            <text:p>2022-10-08_12-07-19_000.mp4</text:p>
          </table:table-cell>
          <table:table-cell table:style-name="ce28" office:value-type="string">
            <text:p>:VIDEO / @自室 / 記録 / jap.flute / 演奏、play / R=1 / record,file-piece-id=~,memo=~,session=hour-12,other=genre:ohayashi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record,file-piece-id=~,memo=~,session=hour-12,other=genre:ohayashi / follow~">
            <text:p>:VIDEO / @自室 / 記録 / jap.flute / 演奏、play / R=1 / record,file-piece-id=~,memo=~,session=hour-12,other=genre:ohayashi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10-08_15-28-28_000.mp4</text:p>
          </table:table-cell>
          <table:table-cell table:style-name="ce28" office:value-type="string">
            <text:p>:VIDEO / @自室 / 記録 / jap.flute / 演奏、play / R=1 / record,file-piece-id=~,memo=~,session=hour-15,other=genre:ohayashi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1 / record,file-piece-id=~,memo=~,session=hour-15,other=genre:ohayashi / follow~">
            <text:p>:VIDEO / @自室 / 記録 / jap.flute / 演奏、play / R=1 / record,file-piece-id=~,memo=~,session=hour-15,other=genre:ohayashi / follow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10-08_18-34-23_000.mp4</text:p>
          </table:table-cell>
          <table:table-cell table:style-name="ce28" office:value-type="string">
            <text:p>:VIDEO / @自室 / 記録 / jap.flute / 演奏、play / R=1 / record,file-piece-id=~,memo=+,session=hour-18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record,file-piece-id=~,memo=+,session=hour-18,other=~ / follow~">
            <text:p>:VIDEO / @自室 / 記録 / jap.flute / 演奏、play / R=1 / record,file-piece-id=~,memo=+,session=hour-18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9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9">2022/10/09</text:date>, <text:time>10:19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9T10:19:03.19</dc:date>
    <dc:creator>iwabuchi ken</dc:creator>
    <meta:editing-duration>P49DT15H10M27S</meta:editing-duration>
    <meta:editing-cycles>16201</meta:editing-cycles>
    <meta:document-statistic meta:table-count="2" meta:cell-count="911" meta:object-count="0"/>
    <meta:user-defined meta:name="qrichtext">1</meta:user-defined>
  </office:meta>
</office:document-meta>
</file>